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  <style:style style:name="ce4" style:family="table-cell" style:parent-style-name="Default">
      <style:map style:condition="cell-content-is-between(10,0.7)" style:apply-style-name="Good" style:base-cell-address="Sheet1.C1"/>
      <style:map style:condition="cell-content()&gt;=0.69" style:apply-style-name="Bad" style:base-cell-address="Sheet1.C1"/>
    </style:style>
    <style:style style:name="ce2" style:family="table-cell" style:parent-style-name="Default">
      <style:map style:condition="cell-content-is-between(10,0.7)" style:apply-style-name="Good" style:base-cell-address="Sheet1.C1"/>
      <style:map style:condition="cell-content()&gt;=0.69" style:apply-style-name="Bad" style:base-cell-address="Sheet1.C1"/>
    </style:style>
    <style:style style:name="ce6" style:family="table-cell" style:parent-style-name="Default">
      <style:map style:condition="cell-content-is-between(10,0.7)" style:apply-style-name="Good" style:base-cell-address="Sheet1.C195"/>
      <style:map style:condition="cell-content()&gt;=0.69" style:apply-style-name="Bad" style:base-cell-address="Sheet1.C1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lpha</text:p>
          </table:table-cell>
          <table:table-cell table:style-name="ce4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Baseline-hybrid</text:p>
          </table:table-cell>
          <table:table-cell office:value-type="float" office:value="0.2" calcext:value-type="float">
            <text:p>0.2</text:p>
          </table:table-cell>
          <table:table-cell office:value-type="float" office:value="0.06998" calcext:value-type="float">
            <text:p>0.0699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" calcext:value-type="float">
            <text:p>0.1</text:p>
          </table:table-cell>
          <table:table-cell office:value-type="float" office:value="0.0679" calcext:value-type="float">
            <text:p>0.067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692" calcext:value-type="float">
            <text:p>0.0669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858" calcext:value-type="float">
            <text:p>0.0685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855" calcext:value-type="float">
            <text:p>0.0685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055" calcext:value-type="float">
            <text:p>0.0605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612" calcext:value-type="float">
            <text:p>0.0661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461" calcext:value-type="float">
            <text:p>0.0646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602" calcext:value-type="float">
            <text:p>0.0660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314" calcext:value-type="float">
            <text:p>0.0631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628" calcext:value-type="float">
            <text:p>0.0662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745" calcext:value-type="float">
            <text:p>0.0674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431" calcext:value-type="float">
            <text:p>0.0643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749" calcext:value-type="float">
            <text:p>0.0674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786" calcext:value-type="float">
            <text:p>0.06786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719" calcext:value-type="float">
            <text:p>0.0671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234" calcext:value-type="float">
            <text:p>0.0623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812" calcext:value-type="float">
            <text:p>0.0681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471" calcext:value-type="float">
            <text:p>0.0647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839" calcext:value-type="float">
            <text:p>0.0683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996" calcext:value-type="float">
            <text:p>0.06996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48" calcext:value-type="float">
            <text:p>0.064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498" calcext:value-type="float">
            <text:p>0.0649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569" calcext:value-type="float">
            <text:p>0.0656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814" calcext:value-type="float">
            <text:p>0.0681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584" calcext:value-type="float">
            <text:p>0.0658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791" calcext:value-type="float">
            <text:p>0.0679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36" calcext:value-type="float">
            <text:p>0.0636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732" calcext:value-type="float">
            <text:p>0.0673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885" calcext:value-type="float">
            <text:p>0.0688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658" calcext:value-type="float">
            <text:p>0.0665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603" calcext:value-type="float">
            <text:p>0.06603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2" calcext:value-type="float">
            <text:p>0.2</text:p>
          </table:table-cell>
          <table:table-cell office:value-type="float" office:value="0.06161" calcext:value-type="float">
            <text:p>0.0616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" calcext:value-type="float">
            <text:p>0.1</text:p>
          </table:table-cell>
          <table:table-cell office:value-type="float" office:value="0.06248" calcext:value-type="float">
            <text:p>0.0624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834" calcext:value-type="float">
            <text:p>0.0683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706" calcext:value-type="float">
            <text:p>0.0670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939" calcext:value-type="float">
            <text:p>0.0693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949" calcext:value-type="float">
            <text:p>0.0694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793" calcext:value-type="float">
            <text:p>0.0679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599" calcext:value-type="float">
            <text:p>0.0659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922" calcext:value-type="float">
            <text:p>0.0692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297" calcext:value-type="float">
            <text:p>0.0629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462" calcext:value-type="float">
            <text:p>0.0646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904" calcext:value-type="float">
            <text:p>0.0690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732" calcext:value-type="float">
            <text:p>0.0673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873" calcext:value-type="float">
            <text:p>0.0687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471" calcext:value-type="float">
            <text:p>0.0647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471" calcext:value-type="float">
            <text:p>0.0647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689" calcext:value-type="float">
            <text:p>0.0668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604" calcext:value-type="float">
            <text:p>0.0660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29" calcext:value-type="float">
            <text:p>0.062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538" calcext:value-type="float">
            <text:p>0.0653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621" calcext:value-type="float">
            <text:p>0.0662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632" calcext:value-type="float">
            <text:p>0.0663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883" calcext:value-type="float">
            <text:p>0.0688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717" calcext:value-type="float">
            <text:p>0.0671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432" calcext:value-type="float">
            <text:p>0.0643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651" calcext:value-type="float">
            <text:p>0.0665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452" calcext:value-type="float">
            <text:p>0.0645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801" calcext:value-type="float">
            <text:p>0.0680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2" calcext:value-type="float">
            <text:p>0.2</text:p>
          </table:table-cell>
          <table:table-cell office:value-type="float" office:value="0.06872" calcext:value-type="float">
            <text:p>0.06872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" calcext:value-type="float">
            <text:p>0.1</text:p>
          </table:table-cell>
          <table:table-cell office:value-type="float" office:value="0.05455" calcext:value-type="float">
            <text:p>0.05455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911" calcext:value-type="float">
            <text:p>0.0691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636" calcext:value-type="float">
            <text:p>0.0663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577" calcext:value-type="float">
            <text:p>0.057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5761" calcext:value-type="float">
            <text:p>0.0576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786" calcext:value-type="float">
            <text:p>0.0678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5433" calcext:value-type="float">
            <text:p>0.0543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737" calcext:value-type="float">
            <text:p>0.0673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616" calcext:value-type="float">
            <text:p>0.0661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5887" calcext:value-type="float">
            <text:p>0.0588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284" calcext:value-type="float">
            <text:p>0.0628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706" calcext:value-type="float">
            <text:p>0.0670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958" calcext:value-type="float">
            <text:p>0.06958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863" calcext:value-type="float">
            <text:p>0.0686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977" calcext:value-type="float">
            <text:p>0.0697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84" calcext:value-type="float">
            <text:p>0.068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136" calcext:value-type="float">
            <text:p>0.0613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167" calcext:value-type="float">
            <text:p>0.0616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972" calcext:value-type="float">
            <text:p>0.06972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891" calcext:value-type="float">
            <text:p>0.0689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433" calcext:value-type="float">
            <text:p>0.0643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214" calcext:value-type="float">
            <text:p>0.0621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676" calcext:value-type="float">
            <text:p>0.0667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801" calcext:value-type="float">
            <text:p>0.0680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538" calcext:value-type="float">
            <text:p>0.06538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943" calcext:value-type="float">
            <text:p>0.0694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584" calcext:value-type="float">
            <text:p>0.0658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351" calcext:value-type="float">
            <text:p>0.0635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5867" calcext:value-type="float">
            <text:p>0.0586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599" calcext:value-type="float">
            <text:p>0.0599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5936" calcext:value-type="float">
            <text:p>0.0593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2" calcext:value-type="float">
            <text:p>0.2</text:p>
          </table:table-cell>
          <table:table-cell office:value-type="float" office:value="0.0621" calcext:value-type="float">
            <text:p>0.0621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" calcext:value-type="float">
            <text:p>0.1</text:p>
          </table:table-cell>
          <table:table-cell office:value-type="float" office:value="0.06988" calcext:value-type="float">
            <text:p>0.06988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03225806452" calcext:value-type="float">
            <text:p>0.1032258064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488" calcext:value-type="float">
            <text:p>0.06488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022" calcext:value-type="float">
            <text:p>0.06022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932" calcext:value-type="float">
            <text:p>0.06932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717" calcext:value-type="float">
            <text:p>0.06717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557" calcext:value-type="float">
            <text:p>0.06557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999" calcext:value-type="float">
            <text:p>0.0699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983" calcext:value-type="float">
            <text:p>0.0698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5888" calcext:value-type="float">
            <text:p>0.05888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855" calcext:value-type="float">
            <text:p>0.0685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833" calcext:value-type="float">
            <text:p>0.0683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129" calcext:value-type="float">
            <text:p>0.0612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827" calcext:value-type="float">
            <text:p>0.06827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791" calcext:value-type="float">
            <text:p>0.06791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184" calcext:value-type="float">
            <text:p>0.06184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286" calcext:value-type="float">
            <text:p>0.06286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09" calcext:value-type="float">
            <text:p>0.060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756" calcext:value-type="float">
            <text:p>0.06756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933" calcext:value-type="float">
            <text:p>0.0693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889" calcext:value-type="float">
            <text:p>0.0688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563" calcext:value-type="float">
            <text:p>0.0656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514" calcext:value-type="float">
            <text:p>0.06514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835" calcext:value-type="float">
            <text:p>0.0683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286" calcext:value-type="float">
            <text:p>0.06286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125" calcext:value-type="float">
            <text:p>0.0612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789" calcext:value-type="float">
            <text:p>0.0678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822" calcext:value-type="float">
            <text:p>0.06822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65" calcext:value-type="float">
            <text:p>0.066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914" calcext:value-type="float">
            <text:p>0.06914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2" calcext:value-type="float">
            <text:p>0.2</text:p>
          </table:table-cell>
          <table:table-cell office:value-type="float" office:value="0.06859" calcext:value-type="float">
            <text:p>0.06859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" calcext:value-type="float">
            <text:p>0.1</text:p>
          </table:table-cell>
          <table:table-cell office:value-type="float" office:value="0.06939" calcext:value-type="float">
            <text:p>0.06939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5928" calcext:value-type="float">
            <text:p>0.0592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5808" calcext:value-type="float">
            <text:p>0.0580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933" calcext:value-type="float">
            <text:p>0.06933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5862" calcext:value-type="float">
            <text:p>0.05862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521" calcext:value-type="float">
            <text:p>0.06521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265" calcext:value-type="float">
            <text:p>0.0626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335" calcext:value-type="float">
            <text:p>0.0633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816" calcext:value-type="float">
            <text:p>0.06816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741" calcext:value-type="float">
            <text:p>0.06741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05" calcext:value-type="float">
            <text:p>0.060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508" calcext:value-type="float">
            <text:p>0.0650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938" calcext:value-type="float">
            <text:p>0.0693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515" calcext:value-type="float">
            <text:p>0.0651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813" calcext:value-type="float">
            <text:p>0.06813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72" calcext:value-type="float">
            <text:p>0.0672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733" calcext:value-type="float">
            <text:p>0.06733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93" calcext:value-type="float">
            <text:p>0.0693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881" calcext:value-type="float">
            <text:p>0.06881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628" calcext:value-type="float">
            <text:p>0.0662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849" calcext:value-type="float">
            <text:p>0.06849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877" calcext:value-type="float">
            <text:p>0.06877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764" calcext:value-type="float">
            <text:p>0.06764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581" calcext:value-type="float">
            <text:p>0.06581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818" calcext:value-type="float">
            <text:p>0.0681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895" calcext:value-type="float">
            <text:p>0.0689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687" calcext:value-type="float">
            <text:p>0.06687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86" calcext:value-type="float">
            <text:p>0.0686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824" calcext:value-type="float">
            <text:p>0.06824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576" calcext:value-type="float">
            <text:p>0.06576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2" calcext:value-type="float">
            <text:p>0.2</text:p>
          </table:table-cell>
          <table:table-cell office:value-type="float" office:value="0.06807" calcext:value-type="float">
            <text:p>0.06807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" calcext:value-type="float">
            <text:p>0.1</text:p>
          </table:table-cell>
          <table:table-cell office:value-type="float" office:value="0.06782" calcext:value-type="float">
            <text:p>0.06782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667" calcext:value-type="float">
            <text:p>0.06667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695" calcext:value-type="float">
            <text:p>0.06695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604" calcext:value-type="float">
            <text:p>0.06604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857" calcext:value-type="float">
            <text:p>0.06857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393" calcext:value-type="float">
            <text:p>0.06393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624" calcext:value-type="float">
            <text:p>0.06624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247" calcext:value-type="float">
            <text:p>0.06247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698" calcext:value-type="float">
            <text:p>0.06698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692" calcext:value-type="float">
            <text:p>0.06692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786" calcext:value-type="float">
            <text:p>0.06786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227" calcext:value-type="float">
            <text:p>0.06227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208" calcext:value-type="float">
            <text:p>0.06208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143" calcext:value-type="float">
            <text:p>0.06143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868" calcext:value-type="float">
            <text:p>0.06868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021" calcext:value-type="float">
            <text:p>0.06021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21" calcext:value-type="float">
            <text:p>0.0621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114" calcext:value-type="float">
            <text:p>0.06114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5956" calcext:value-type="float">
            <text:p>0.05956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82" calcext:value-type="float">
            <text:p>0.0682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102" calcext:value-type="float">
            <text:p>0.06102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693" calcext:value-type="float">
            <text:p>0.06693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727" calcext:value-type="float">
            <text:p>0.06727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003" calcext:value-type="float">
            <text:p>0.06003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415" calcext:value-type="float">
            <text:p>0.06415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249" calcext:value-type="float">
            <text:p>0.06249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049" calcext:value-type="float">
            <text:p>0.06049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439" calcext:value-type="float">
            <text:p>0.06439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694" calcext:value-type="float">
            <text:p>0.06694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226" calcext:value-type="float">
            <text:p>0.06226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686" calcext:value-type="float">
            <text:p>0.06686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2" calcext:value-type="float">
            <text:p>0.2</text:p>
          </table:table-cell>
          <table:table-cell office:value-type="float" office:value="0.06998" calcext:value-type="float">
            <text:p>0.06998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" calcext:value-type="float">
            <text:p>0.1</text:p>
          </table:table-cell>
          <table:table-cell table:style-name="ce6" office:value-type="float" office:value="0.0632" calcext:value-type="float">
            <text:p>0.063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03225806452" calcext:value-type="float">
            <text:p>0.103225806452</text:p>
          </table:table-cell>
          <table:table-cell table:style-name="ce6" office:value-type="float" office:value="0.06973" calcext:value-type="float">
            <text:p>0.06973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06451612903" calcext:value-type="float">
            <text:p>0.106451612903</text:p>
          </table:table-cell>
          <table:table-cell table:style-name="ce6" office:value-type="float" office:value="0.06432" calcext:value-type="float">
            <text:p>0.0643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09677419355" calcext:value-type="float">
            <text:p>0.109677419355</text:p>
          </table:table-cell>
          <table:table-cell table:style-name="ce6" office:value-type="float" office:value="0.06123" calcext:value-type="float">
            <text:p>0.06123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12903225806" calcext:value-type="float">
            <text:p>0.112903225806</text:p>
          </table:table-cell>
          <table:table-cell table:style-name="ce6" office:value-type="float" office:value="0.06028" calcext:value-type="float">
            <text:p>0.06028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16129032258" calcext:value-type="float">
            <text:p>0.116129032258</text:p>
          </table:table-cell>
          <table:table-cell table:style-name="ce6" office:value-type="float" office:value="0.06861" calcext:value-type="float">
            <text:p>0.06861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1935483871" calcext:value-type="float">
            <text:p>0.11935483871</text:p>
          </table:table-cell>
          <table:table-cell table:style-name="ce6" office:value-type="float" office:value="0.07032" calcext:value-type="float">
            <text:p>0.0703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22580645161" calcext:value-type="float">
            <text:p>0.122580645161</text:p>
          </table:table-cell>
          <table:table-cell table:style-name="ce6" office:value-type="float" office:value="0.06344" calcext:value-type="float">
            <text:p>0.06344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25806451613" calcext:value-type="float">
            <text:p>0.125806451613</text:p>
          </table:table-cell>
          <table:table-cell table:style-name="ce6" office:value-type="float" office:value="0.06388" calcext:value-type="float">
            <text:p>0.06388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29032258065" calcext:value-type="float">
            <text:p>0.129032258065</text:p>
          </table:table-cell>
          <table:table-cell table:style-name="ce6" office:value-type="float" office:value="0.0631" calcext:value-type="float">
            <text:p>0.0631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32258064516" calcext:value-type="float">
            <text:p>0.132258064516</text:p>
          </table:table-cell>
          <table:table-cell table:style-name="ce6" office:value-type="float" office:value="0.06298" calcext:value-type="float">
            <text:p>0.06298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35483870968" calcext:value-type="float">
            <text:p>0.135483870968</text:p>
          </table:table-cell>
          <table:table-cell table:style-name="ce6" office:value-type="float" office:value="0.07058" calcext:value-type="float">
            <text:p>0.07058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38709677419" calcext:value-type="float">
            <text:p>0.138709677419</text:p>
          </table:table-cell>
          <table:table-cell table:style-name="ce6" office:value-type="float" office:value="0.06064" calcext:value-type="float">
            <text:p>0.06064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41935483871" calcext:value-type="float">
            <text:p>0.141935483871</text:p>
          </table:table-cell>
          <table:table-cell table:style-name="ce6" office:value-type="float" office:value="0.06729" calcext:value-type="float">
            <text:p>0.06729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45161290323" calcext:value-type="float">
            <text:p>0.145161290323</text:p>
          </table:table-cell>
          <table:table-cell table:style-name="ce6" office:value-type="float" office:value="0.06659" calcext:value-type="float">
            <text:p>0.06659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48387096774" calcext:value-type="float">
            <text:p>0.148387096774</text:p>
          </table:table-cell>
          <table:table-cell table:style-name="ce6" office:value-type="float" office:value="0.06641" calcext:value-type="float">
            <text:p>0.06641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51612903226" calcext:value-type="float">
            <text:p>0.151612903226</text:p>
          </table:table-cell>
          <table:table-cell table:style-name="ce6" office:value-type="float" office:value="0.06382" calcext:value-type="float">
            <text:p>0.0638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54838709677" calcext:value-type="float">
            <text:p>0.154838709677</text:p>
          </table:table-cell>
          <table:table-cell table:style-name="ce6" office:value-type="float" office:value="0.06179" calcext:value-type="float">
            <text:p>0.06179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58064516129" calcext:value-type="float">
            <text:p>0.158064516129</text:p>
          </table:table-cell>
          <table:table-cell table:style-name="ce6" office:value-type="float" office:value="0.0695" calcext:value-type="float">
            <text:p>0.0695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61290322581" calcext:value-type="float">
            <text:p>0.161290322581</text:p>
          </table:table-cell>
          <table:table-cell table:style-name="ce6" office:value-type="float" office:value="0.06012" calcext:value-type="float">
            <text:p>0.0601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64516129032" calcext:value-type="float">
            <text:p>0.164516129032</text:p>
          </table:table-cell>
          <table:table-cell table:style-name="ce6" office:value-type="float" office:value="0.06772" calcext:value-type="float">
            <text:p>0.0677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67741935484" calcext:value-type="float">
            <text:p>0.167741935484</text:p>
          </table:table-cell>
          <table:table-cell table:style-name="ce6" office:value-type="float" office:value="0.06333" calcext:value-type="float">
            <text:p>0.06333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70967741935" calcext:value-type="float">
            <text:p>0.170967741935</text:p>
          </table:table-cell>
          <table:table-cell table:style-name="ce6" office:value-type="float" office:value="0.06702" calcext:value-type="float">
            <text:p>0.0670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74193548387" calcext:value-type="float">
            <text:p>0.174193548387</text:p>
          </table:table-cell>
          <table:table-cell table:style-name="ce6" office:value-type="float" office:value="0.06052" calcext:value-type="float">
            <text:p>0.0605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77419354839" calcext:value-type="float">
            <text:p>0.177419354839</text:p>
          </table:table-cell>
          <table:table-cell table:style-name="ce6" office:value-type="float" office:value="0.06493" calcext:value-type="float">
            <text:p>0.06493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8064516129" calcext:value-type="float">
            <text:p>0.18064516129</text:p>
          </table:table-cell>
          <table:table-cell table:style-name="ce6" office:value-type="float" office:value="0.06569" calcext:value-type="float">
            <text:p>0.06569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83870967742" calcext:value-type="float">
            <text:p>0.183870967742</text:p>
          </table:table-cell>
          <table:table-cell table:style-name="ce6" office:value-type="float" office:value="0.06386" calcext:value-type="float">
            <text:p>0.06386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87096774194" calcext:value-type="float">
            <text:p>0.187096774194</text:p>
          </table:table-cell>
          <table:table-cell table:style-name="ce6" office:value-type="float" office:value="0.06601" calcext:value-type="float">
            <text:p>0.06601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90322580645" calcext:value-type="float">
            <text:p>0.190322580645</text:p>
          </table:table-cell>
          <table:table-cell table:style-name="ce6" office:value-type="float" office:value="0.06666" calcext:value-type="float">
            <text:p>0.06666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93548387097" calcext:value-type="float">
            <text:p>0.193548387097</text:p>
          </table:table-cell>
          <table:table-cell table:style-name="ce6" office:value-type="float" office:value="0.0679" calcext:value-type="float">
            <text:p>0.0679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96774193548" calcext:value-type="float">
            <text:p>0.196774193548</text:p>
          </table:table-cell>
          <table:table-cell table:style-name="ce6" office:value-type="float" office:value="0.06745" calcext:value-type="float">
            <text:p>0.06745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681" calcext:value-type="float">
            <text:p>0.068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" calcext:value-type="float">
            <text:p>0.1</text:p>
          </table:table-cell>
          <table:table-cell office:value-type="float" office:value="0.06248" calcext:value-type="float">
            <text:p>0.0624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07874" calcext:value-type="float">
            <text:p>0.1007874</text:p>
          </table:table-cell>
          <table:table-cell office:value-type="float" office:value="0.06648" calcext:value-type="float">
            <text:p>0.0664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15748" calcext:value-type="float">
            <text:p>0.1015748</text:p>
          </table:table-cell>
          <table:table-cell office:value-type="float" office:value="0.06798" calcext:value-type="float">
            <text:p>0.0679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23622" calcext:value-type="float">
            <text:p>0.1023622</text:p>
          </table:table-cell>
          <table:table-cell office:value-type="float" office:value="0.07086" calcext:value-type="float">
            <text:p>0.0708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314961" calcext:value-type="float">
            <text:p>0.10314961</text:p>
          </table:table-cell>
          <table:table-cell office:value-type="float" office:value="0.06503" calcext:value-type="float">
            <text:p>0.0650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393701" calcext:value-type="float">
            <text:p>0.10393701</text:p>
          </table:table-cell>
          <table:table-cell office:value-type="float" office:value="0.06801" calcext:value-type="float">
            <text:p>0.0680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472441" calcext:value-type="float">
            <text:p>0.10472441</text:p>
          </table:table-cell>
          <table:table-cell office:value-type="float" office:value="0.06826" calcext:value-type="float">
            <text:p>0.0682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551181" calcext:value-type="float">
            <text:p>0.10551181</text:p>
          </table:table-cell>
          <table:table-cell office:value-type="float" office:value="0.06359" calcext:value-type="float">
            <text:p>0.0635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629921" calcext:value-type="float">
            <text:p>0.10629921</text:p>
          </table:table-cell>
          <table:table-cell office:value-type="float" office:value="0.06936" calcext:value-type="float">
            <text:p>0.0693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708661" calcext:value-type="float">
            <text:p>0.10708661</text:p>
          </table:table-cell>
          <table:table-cell office:value-type="float" office:value="0.06814" calcext:value-type="float">
            <text:p>0.0681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787402" calcext:value-type="float">
            <text:p>0.10787402</text:p>
          </table:table-cell>
          <table:table-cell office:value-type="float" office:value="0.06323" calcext:value-type="float">
            <text:p>0.0632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866142" calcext:value-type="float">
            <text:p>0.10866142</text:p>
          </table:table-cell>
          <table:table-cell office:value-type="float" office:value="0.06339" calcext:value-type="float">
            <text:p>0.0633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944882" calcext:value-type="float">
            <text:p>0.10944882</text:p>
          </table:table-cell>
          <table:table-cell office:value-type="float" office:value="0.06206" calcext:value-type="float">
            <text:p>0.0620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023622" calcext:value-type="float">
            <text:p>0.11023622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102362" calcext:value-type="float">
            <text:p>0.11102362</text:p>
          </table:table-cell>
          <table:table-cell office:value-type="float" office:value="0.06267" calcext:value-type="float">
            <text:p>0.0626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181102" calcext:value-type="float">
            <text:p>0.11181102</text:p>
          </table:table-cell>
          <table:table-cell office:value-type="float" office:value="0.06838" calcext:value-type="float">
            <text:p>0.0683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259843" calcext:value-type="float">
            <text:p>0.11259843</text:p>
          </table:table-cell>
          <table:table-cell office:value-type="float" office:value="0.06679" calcext:value-type="float">
            <text:p>0.0667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338583" calcext:value-type="float">
            <text:p>0.11338583</text:p>
          </table:table-cell>
          <table:table-cell office:value-type="float" office:value="0.06908" calcext:value-type="float">
            <text:p>0.0690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417323" calcext:value-type="float">
            <text:p>0.11417323</text:p>
          </table:table-cell>
          <table:table-cell office:value-type="float" office:value="0.06674" calcext:value-type="float">
            <text:p>0.0667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496063" calcext:value-type="float">
            <text:p>0.11496063</text:p>
          </table:table-cell>
          <table:table-cell office:value-type="float" office:value="0.06658" calcext:value-type="float">
            <text:p>0.0665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574803" calcext:value-type="float">
            <text:p>0.11574803</text:p>
          </table:table-cell>
          <table:table-cell office:value-type="float" office:value="0.06786" calcext:value-type="float">
            <text:p>0.0678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653543" calcext:value-type="float">
            <text:p>0.11653543</text:p>
          </table:table-cell>
          <table:table-cell office:value-type="float" office:value="0.06728" calcext:value-type="float">
            <text:p>0.0672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732283" calcext:value-type="float">
            <text:p>0.11732283</text:p>
          </table:table-cell>
          <table:table-cell office:value-type="float" office:value="0.06241" calcext:value-type="float">
            <text:p>0.0624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811024" calcext:value-type="float">
            <text:p>0.11811024</text:p>
          </table:table-cell>
          <table:table-cell office:value-type="float" office:value="0.06719" calcext:value-type="float">
            <text:p>0.0671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889764" calcext:value-type="float">
            <text:p>0.11889764</text:p>
          </table:table-cell>
          <table:table-cell office:value-type="float" office:value="0.06753" calcext:value-type="float">
            <text:p>0.0675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968504" calcext:value-type="float">
            <text:p>0.11968504</text:p>
          </table:table-cell>
          <table:table-cell office:value-type="float" office:value="0.06409" calcext:value-type="float">
            <text:p>0.0640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047244" calcext:value-type="float">
            <text:p>0.12047244</text:p>
          </table:table-cell>
          <table:table-cell office:value-type="float" office:value="0.06862" calcext:value-type="float">
            <text:p>0.0686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125984" calcext:value-type="float">
            <text:p>0.12125984</text:p>
          </table:table-cell>
          <table:table-cell office:value-type="float" office:value="0.06596" calcext:value-type="float">
            <text:p>0.0659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204724" calcext:value-type="float">
            <text:p>0.12204724</text:p>
          </table:table-cell>
          <table:table-cell office:value-type="float" office:value="0.06892" calcext:value-type="float">
            <text:p>0.0689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283465" calcext:value-type="float">
            <text:p>0.12283465</text:p>
          </table:table-cell>
          <table:table-cell office:value-type="float" office:value="0.07037" calcext:value-type="float">
            <text:p>0.0703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362205" calcext:value-type="float">
            <text:p>0.12362205</text:p>
          </table:table-cell>
          <table:table-cell office:value-type="float" office:value="0.06967" calcext:value-type="float">
            <text:p>0.0696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440945" calcext:value-type="float">
            <text:p>0.12440945</text:p>
          </table:table-cell>
          <table:table-cell office:value-type="float" office:value="0.06783" calcext:value-type="float">
            <text:p>0.0678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519685" calcext:value-type="float">
            <text:p>0.12519685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598425" calcext:value-type="float">
            <text:p>0.12598425</text:p>
          </table:table-cell>
          <table:table-cell office:value-type="float" office:value="0.06789" calcext:value-type="float">
            <text:p>0.0678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677165" calcext:value-type="float">
            <text:p>0.12677165</text:p>
          </table:table-cell>
          <table:table-cell office:value-type="float" office:value="0.06774" calcext:value-type="float">
            <text:p>0.0677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755906" calcext:value-type="float">
            <text:p>0.12755906</text:p>
          </table:table-cell>
          <table:table-cell office:value-type="float" office:value="0.06446" calcext:value-type="float">
            <text:p>0.0644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834646" calcext:value-type="float">
            <text:p>0.12834646</text:p>
          </table:table-cell>
          <table:table-cell office:value-type="float" office:value="0.06534" calcext:value-type="float">
            <text:p>0.0653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913386" calcext:value-type="float">
            <text:p>0.12913386</text:p>
          </table:table-cell>
          <table:table-cell office:value-type="float" office:value="0.06442" calcext:value-type="float">
            <text:p>0.0644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992126" calcext:value-type="float">
            <text:p>0.12992126</text:p>
          </table:table-cell>
          <table:table-cell office:value-type="float" office:value="0.0659" calcext:value-type="float">
            <text:p>0.065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070866" calcext:value-type="float">
            <text:p>0.13070866</text:p>
          </table:table-cell>
          <table:table-cell office:value-type="float" office:value="0.06775" calcext:value-type="float">
            <text:p>0.06775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149606" calcext:value-type="float">
            <text:p>0.13149606</text:p>
          </table:table-cell>
          <table:table-cell office:value-type="float" office:value="0.06761" calcext:value-type="float">
            <text:p>0.0676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228346" calcext:value-type="float">
            <text:p>0.13228346</text:p>
          </table:table-cell>
          <table:table-cell office:value-type="float" office:value="0.06448" calcext:value-type="float">
            <text:p>0.0644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307087" calcext:value-type="float">
            <text:p>0.13307087</text:p>
          </table:table-cell>
          <table:table-cell office:value-type="float" office:value="0.06539" calcext:value-type="float">
            <text:p>0.0653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385827" calcext:value-type="float">
            <text:p>0.13385827</text:p>
          </table:table-cell>
          <table:table-cell office:value-type="float" office:value="0.06833" calcext:value-type="float">
            <text:p>0.0683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464567" calcext:value-type="float">
            <text:p>0.13464567</text:p>
          </table:table-cell>
          <table:table-cell office:value-type="float" office:value="0.06705" calcext:value-type="float">
            <text:p>0.06705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543307" calcext:value-type="float">
            <text:p>0.13543307</text:p>
          </table:table-cell>
          <table:table-cell office:value-type="float" office:value="0.06397" calcext:value-type="float">
            <text:p>0.0639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622047" calcext:value-type="float">
            <text:p>0.13622047</text:p>
          </table:table-cell>
          <table:table-cell office:value-type="float" office:value="0.06674" calcext:value-type="float">
            <text:p>0.0667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700787" calcext:value-type="float">
            <text:p>0.13700787</text:p>
          </table:table-cell>
          <table:table-cell office:value-type="float" office:value="0.06644" calcext:value-type="float">
            <text:p>0.0664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779528" calcext:value-type="float">
            <text:p>0.13779528</text:p>
          </table:table-cell>
          <table:table-cell office:value-type="float" office:value="0.06257" calcext:value-type="float">
            <text:p>0.0625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858268" calcext:value-type="float">
            <text:p>0.13858268</text:p>
          </table:table-cell>
          <table:table-cell office:value-type="float" office:value="0.06723" calcext:value-type="float">
            <text:p>0.0672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937008" calcext:value-type="float">
            <text:p>0.13937008</text:p>
          </table:table-cell>
          <table:table-cell office:value-type="float" office:value="0.06603" calcext:value-type="float">
            <text:p>0.0660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015748" calcext:value-type="float">
            <text:p>0.14015748</text:p>
          </table:table-cell>
          <table:table-cell office:value-type="float" office:value="0.06554" calcext:value-type="float">
            <text:p>0.0655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094488" calcext:value-type="float">
            <text:p>0.14094488</text:p>
          </table:table-cell>
          <table:table-cell office:value-type="float" office:value="0.06525" calcext:value-type="float">
            <text:p>0.06525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173228" calcext:value-type="float">
            <text:p>0.14173228</text:p>
          </table:table-cell>
          <table:table-cell office:value-type="float" office:value="0.06804" calcext:value-type="float">
            <text:p>0.0680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251969" calcext:value-type="float">
            <text:p>0.14251969</text:p>
          </table:table-cell>
          <table:table-cell office:value-type="float" office:value="0.06847" calcext:value-type="float">
            <text:p>0.0684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330709" calcext:value-type="float">
            <text:p>0.14330709</text:p>
          </table:table-cell>
          <table:table-cell office:value-type="float" office:value="0.06947" calcext:value-type="float">
            <text:p>0.0694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409449" calcext:value-type="float">
            <text:p>0.14409449</text:p>
          </table:table-cell>
          <table:table-cell office:value-type="float" office:value="0.06724" calcext:value-type="float">
            <text:p>0.0672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488189" calcext:value-type="float">
            <text:p>0.14488189</text:p>
          </table:table-cell>
          <table:table-cell office:value-type="float" office:value="0.06902" calcext:value-type="float">
            <text:p>0.0690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566929" calcext:value-type="float">
            <text:p>0.14566929</text:p>
          </table:table-cell>
          <table:table-cell office:value-type="float" office:value="0.06836" calcext:value-type="float">
            <text:p>0.0683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645669" calcext:value-type="float">
            <text:p>0.14645669</text:p>
          </table:table-cell>
          <table:table-cell office:value-type="float" office:value="0.06654" calcext:value-type="float">
            <text:p>0.0665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724409" calcext:value-type="float">
            <text:p>0.14724409</text:p>
          </table:table-cell>
          <table:table-cell office:value-type="float" office:value="0.06888" calcext:value-type="float">
            <text:p>0.0688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80315" calcext:value-type="float">
            <text:p>0.1480315</text:p>
          </table:table-cell>
          <table:table-cell office:value-type="float" office:value="0.06834" calcext:value-type="float">
            <text:p>0.0683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88189" calcext:value-type="float">
            <text:p>0.1488189</text:p>
          </table:table-cell>
          <table:table-cell office:value-type="float" office:value="0.06425" calcext:value-type="float">
            <text:p>0.06425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96063" calcext:value-type="float">
            <text:p>0.1496063</text:p>
          </table:table-cell>
          <table:table-cell office:value-type="float" office:value="0.06667" calcext:value-type="float">
            <text:p>0.0666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03937" calcext:value-type="float">
            <text:p>0.1503937</text:p>
          </table:table-cell>
          <table:table-cell office:value-type="float" office:value="0.06723" calcext:value-type="float">
            <text:p>0.0672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11811" calcext:value-type="float">
            <text:p>0.1511811</text:p>
          </table:table-cell>
          <table:table-cell office:value-type="float" office:value="0.0671" calcext:value-type="float">
            <text:p>0.067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19685" calcext:value-type="float">
            <text:p>0.1519685</text:p>
          </table:table-cell>
          <table:table-cell office:value-type="float" office:value="0.06692" calcext:value-type="float">
            <text:p>0.0669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275591" calcext:value-type="float">
            <text:p>0.15275591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354331" calcext:value-type="float">
            <text:p>0.15354331</text:p>
          </table:table-cell>
          <table:table-cell office:value-type="float" office:value="0.06982" calcext:value-type="float">
            <text:p>0.0698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433071" calcext:value-type="float">
            <text:p>0.15433071</text:p>
          </table:table-cell>
          <table:table-cell office:value-type="float" office:value="0.06173" calcext:value-type="float">
            <text:p>0.0617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511811" calcext:value-type="float">
            <text:p>0.15511811</text:p>
          </table:table-cell>
          <table:table-cell office:value-type="float" office:value="0.06774" calcext:value-type="float">
            <text:p>0.0677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590551" calcext:value-type="float">
            <text:p>0.15590551</text:p>
          </table:table-cell>
          <table:table-cell office:value-type="float" office:value="0.06709" calcext:value-type="float">
            <text:p>0.0670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669291" calcext:value-type="float">
            <text:p>0.15669291</text:p>
          </table:table-cell>
          <table:table-cell office:value-type="float" office:value="0.06717" calcext:value-type="float">
            <text:p>0.0671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748031" calcext:value-type="float">
            <text:p>0.15748031</text:p>
          </table:table-cell>
          <table:table-cell office:value-type="float" office:value="0.06701" calcext:value-type="float">
            <text:p>0.0670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826772" calcext:value-type="float">
            <text:p>0.15826772</text:p>
          </table:table-cell>
          <table:table-cell office:value-type="float" office:value="0.0684" calcext:value-type="float">
            <text:p>0.068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905512" calcext:value-type="float">
            <text:p>0.15905512</text:p>
          </table:table-cell>
          <table:table-cell office:value-type="float" office:value="0.06733" calcext:value-type="float">
            <text:p>0.0673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984252" calcext:value-type="float">
            <text:p>0.15984252</text:p>
          </table:table-cell>
          <table:table-cell office:value-type="float" office:value="0.06756" calcext:value-type="float">
            <text:p>0.0675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062992" calcext:value-type="float">
            <text:p>0.16062992</text:p>
          </table:table-cell>
          <table:table-cell office:value-type="float" office:value="0.06755" calcext:value-type="float">
            <text:p>0.06755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141732" calcext:value-type="float">
            <text:p>0.16141732</text:p>
          </table:table-cell>
          <table:table-cell office:value-type="float" office:value="0.06735" calcext:value-type="float">
            <text:p>0.06735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220472" calcext:value-type="float">
            <text:p>0.16220472</text:p>
          </table:table-cell>
          <table:table-cell office:value-type="float" office:value="0.06741" calcext:value-type="float">
            <text:p>0.0674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299213" calcext:value-type="float">
            <text:p>0.16299213</text:p>
          </table:table-cell>
          <table:table-cell office:value-type="float" office:value="0.06703" calcext:value-type="float">
            <text:p>0.0670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377953" calcext:value-type="float">
            <text:p>0.16377953</text:p>
          </table:table-cell>
          <table:table-cell office:value-type="float" office:value="0.06599" calcext:value-type="float">
            <text:p>0.0659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456693" calcext:value-type="float">
            <text:p>0.16456693</text:p>
          </table:table-cell>
          <table:table-cell office:value-type="float" office:value="0.06681" calcext:value-type="float">
            <text:p>0.0668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535433" calcext:value-type="float">
            <text:p>0.16535433</text:p>
          </table:table-cell>
          <table:table-cell office:value-type="float" office:value="0.06842" calcext:value-type="float">
            <text:p>0.0684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614173" calcext:value-type="float">
            <text:p>0.16614173</text:p>
          </table:table-cell>
          <table:table-cell office:value-type="float" office:value="0.06643" calcext:value-type="float">
            <text:p>0.0664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692913" calcext:value-type="float">
            <text:p>0.16692913</text:p>
          </table:table-cell>
          <table:table-cell office:value-type="float" office:value="0.06623" calcext:value-type="float">
            <text:p>0.0662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771654" calcext:value-type="float">
            <text:p>0.16771654</text:p>
          </table:table-cell>
          <table:table-cell office:value-type="float" office:value="0.06831" calcext:value-type="float">
            <text:p>0.0683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850394" calcext:value-type="float">
            <text:p>0.16850394</text:p>
          </table:table-cell>
          <table:table-cell office:value-type="float" office:value="0.06723" calcext:value-type="float">
            <text:p>0.0672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929134" calcext:value-type="float">
            <text:p>0.16929134</text:p>
          </table:table-cell>
          <table:table-cell office:value-type="float" office:value="0.06746" calcext:value-type="float">
            <text:p>0.0674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007874" calcext:value-type="float">
            <text:p>0.17007874</text:p>
          </table:table-cell>
          <table:table-cell office:value-type="float" office:value="0.06342" calcext:value-type="float">
            <text:p>0.0634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086614" calcext:value-type="float">
            <text:p>0.17086614</text:p>
          </table:table-cell>
          <table:table-cell office:value-type="float" office:value="0.06456" calcext:value-type="float">
            <text:p>0.0645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165354" calcext:value-type="float">
            <text:p>0.17165354</text:p>
          </table:table-cell>
          <table:table-cell office:value-type="float" office:value="0.06814" calcext:value-type="float">
            <text:p>0.0681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244094" calcext:value-type="float">
            <text:p>0.17244094</text:p>
          </table:table-cell>
          <table:table-cell office:value-type="float" office:value="0.06876" calcext:value-type="float">
            <text:p>0.0687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322835" calcext:value-type="float">
            <text:p>0.17322835</text:p>
          </table:table-cell>
          <table:table-cell office:value-type="float" office:value="0.06773" calcext:value-type="float">
            <text:p>0.0677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401575" calcext:value-type="float">
            <text:p>0.17401575</text:p>
          </table:table-cell>
          <table:table-cell office:value-type="float" office:value="0.06368" calcext:value-type="float">
            <text:p>0.0636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480315" calcext:value-type="float">
            <text:p>0.17480315</text:p>
          </table:table-cell>
          <table:table-cell office:value-type="float" office:value="0.07044" calcext:value-type="float">
            <text:p>0.0704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559055" calcext:value-type="float">
            <text:p>0.17559055</text:p>
          </table:table-cell>
          <table:table-cell office:value-type="float" office:value="0.06677" calcext:value-type="float">
            <text:p>0.0667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637795" calcext:value-type="float">
            <text:p>0.17637795</text:p>
          </table:table-cell>
          <table:table-cell office:value-type="float" office:value="0.06541" calcext:value-type="float">
            <text:p>0.0654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716535" calcext:value-type="float">
            <text:p>0.17716535</text:p>
          </table:table-cell>
          <table:table-cell office:value-type="float" office:value="0.06798" calcext:value-type="float">
            <text:p>0.0679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795276" calcext:value-type="float">
            <text:p>0.17795276</text:p>
          </table:table-cell>
          <table:table-cell office:value-type="float" office:value="0.06829" calcext:value-type="float">
            <text:p>0.0682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874016" calcext:value-type="float">
            <text:p>0.17874016</text:p>
          </table:table-cell>
          <table:table-cell office:value-type="float" office:value="0.06752" calcext:value-type="float">
            <text:p>0.0675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952756" calcext:value-type="float">
            <text:p>0.17952756</text:p>
          </table:table-cell>
          <table:table-cell office:value-type="float" office:value="0.06846" calcext:value-type="float">
            <text:p>0.0684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031496" calcext:value-type="float">
            <text:p>0.18031496</text:p>
          </table:table-cell>
          <table:table-cell office:value-type="float" office:value="0.06829" calcext:value-type="float">
            <text:p>0.0682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110236" calcext:value-type="float">
            <text:p>0.18110236</text:p>
          </table:table-cell>
          <table:table-cell office:value-type="float" office:value="0.0667" calcext:value-type="float">
            <text:p>0.066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188976" calcext:value-type="float">
            <text:p>0.18188976</text:p>
          </table:table-cell>
          <table:table-cell office:value-type="float" office:value="0.06633" calcext:value-type="float">
            <text:p>0.0663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267717" calcext:value-type="float">
            <text:p>0.18267717</text:p>
          </table:table-cell>
          <table:table-cell office:value-type="float" office:value="0.06807" calcext:value-type="float">
            <text:p>0.0680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346457" calcext:value-type="float">
            <text:p>0.18346457</text:p>
          </table:table-cell>
          <table:table-cell office:value-type="float" office:value="0.06947" calcext:value-type="float">
            <text:p>0.0694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425197" calcext:value-type="float">
            <text:p>0.18425197</text:p>
          </table:table-cell>
          <table:table-cell office:value-type="float" office:value="0.0632" calcext:value-type="float">
            <text:p>0.063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503937" calcext:value-type="float">
            <text:p>0.18503937</text:p>
          </table:table-cell>
          <table:table-cell office:value-type="float" office:value="0.06902" calcext:value-type="float">
            <text:p>0.0690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582677" calcext:value-type="float">
            <text:p>0.18582677</text:p>
          </table:table-cell>
          <table:table-cell office:value-type="float" office:value="0.06512" calcext:value-type="float">
            <text:p>0.0651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661417" calcext:value-type="float">
            <text:p>0.18661417</text:p>
          </table:table-cell>
          <table:table-cell office:value-type="float" office:value="0.06796" calcext:value-type="float">
            <text:p>0.0679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740157" calcext:value-type="float">
            <text:p>0.18740157</text:p>
          </table:table-cell>
          <table:table-cell office:value-type="float" office:value="0.06832" calcext:value-type="float">
            <text:p>0.0683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818898" calcext:value-type="float">
            <text:p>0.18818898</text:p>
          </table:table-cell>
          <table:table-cell office:value-type="float" office:value="0.06789" calcext:value-type="float">
            <text:p>0.0678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897638" calcext:value-type="float">
            <text:p>0.18897638</text:p>
          </table:table-cell>
          <table:table-cell office:value-type="float" office:value="0.06651" calcext:value-type="float">
            <text:p>0.0665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976378" calcext:value-type="float">
            <text:p>0.18976378</text:p>
          </table:table-cell>
          <table:table-cell office:value-type="float" office:value="0.06774" calcext:value-type="float">
            <text:p>0.0677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055118" calcext:value-type="float">
            <text:p>0.19055118</text:p>
          </table:table-cell>
          <table:table-cell office:value-type="float" office:value="0.06874" calcext:value-type="float">
            <text:p>0.0687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133858" calcext:value-type="float">
            <text:p>0.19133858</text:p>
          </table:table-cell>
          <table:table-cell office:value-type="float" office:value="0.06654" calcext:value-type="float">
            <text:p>0.0665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212598" calcext:value-type="float">
            <text:p>0.19212598</text:p>
          </table:table-cell>
          <table:table-cell office:value-type="float" office:value="0.06887" calcext:value-type="float">
            <text:p>0.0688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291339" calcext:value-type="float">
            <text:p>0.19291339</text:p>
          </table:table-cell>
          <table:table-cell office:value-type="float" office:value="0.06932" calcext:value-type="float">
            <text:p>0.0693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370079" calcext:value-type="float">
            <text:p>0.19370079</text:p>
          </table:table-cell>
          <table:table-cell office:value-type="float" office:value="0.06926" calcext:value-type="float">
            <text:p>0.0692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448819" calcext:value-type="float">
            <text:p>0.19448819</text:p>
          </table:table-cell>
          <table:table-cell office:value-type="float" office:value="0.06512" calcext:value-type="float">
            <text:p>0.0651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527559" calcext:value-type="float">
            <text:p>0.19527559</text:p>
          </table:table-cell>
          <table:table-cell office:value-type="float" office:value="0.06739" calcext:value-type="float">
            <text:p>0.0673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606299" calcext:value-type="float">
            <text:p>0.19606299</text:p>
          </table:table-cell>
          <table:table-cell office:value-type="float" office:value="0.06987" calcext:value-type="float">
            <text:p>0.0698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685039" calcext:value-type="float">
            <text:p>0.19685039</text:p>
          </table:table-cell>
          <table:table-cell office:value-type="float" office:value="0.06756" calcext:value-type="float">
            <text:p>0.0675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76378" calcext:value-type="float">
            <text:p>0.1976378</text:p>
          </table:table-cell>
          <table:table-cell office:value-type="float" office:value="0.06595" calcext:value-type="float">
            <text:p>0.06595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84252" calcext:value-type="float">
            <text:p>0.1984252</text:p>
          </table:table-cell>
          <table:table-cell office:value-type="float" office:value="0.06594" calcext:value-type="float">
            <text:p>0.0659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92126" calcext:value-type="float">
            <text:p>0.1992126</text:p>
          </table:table-cell>
          <table:table-cell office:value-type="float" office:value="0.06725" calcext:value-type="float">
            <text:p>0.06725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2" calcext:value-type="float">
            <text:p>0.2</text:p>
          </table:table-cell>
          <table:table-cell office:value-type="float" office:value="0.06872" calcext:value-type="float">
            <text:p>0.06872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" calcext:value-type="float">
            <text:p>0.1</text:p>
          </table:table-cell>
          <table:table-cell office:value-type="float" office:value="0.0679" calcext:value-type="float">
            <text:p>0.0679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07874" calcext:value-type="float">
            <text:p>0.1007874</text:p>
          </table:table-cell>
          <table:table-cell office:value-type="float" office:value="0.06587" calcext:value-type="float">
            <text:p>0.06587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15748" calcext:value-type="float">
            <text:p>0.1015748</text:p>
          </table:table-cell>
          <table:table-cell office:value-type="float" office:value="0.05945" calcext:value-type="float">
            <text:p>0.05945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23622" calcext:value-type="float">
            <text:p>0.1023622</text:p>
          </table:table-cell>
          <table:table-cell office:value-type="float" office:value="0.06408" calcext:value-type="float">
            <text:p>0.06408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314961" calcext:value-type="float">
            <text:p>0.10314961</text:p>
          </table:table-cell>
          <table:table-cell office:value-type="float" office:value="0.06746" calcext:value-type="float">
            <text:p>0.06746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393701" calcext:value-type="float">
            <text:p>0.10393701</text:p>
          </table:table-cell>
          <table:table-cell office:value-type="float" office:value="0.06881" calcext:value-type="float">
            <text:p>0.06881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472441" calcext:value-type="float">
            <text:p>0.10472441</text:p>
          </table:table-cell>
          <table:table-cell office:value-type="float" office:value="0.06648" calcext:value-type="float">
            <text:p>0.06648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551181" calcext:value-type="float">
            <text:p>0.10551181</text:p>
          </table:table-cell>
          <table:table-cell office:value-type="float" office:value="0.06842" calcext:value-type="float">
            <text:p>0.06842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629921" calcext:value-type="float">
            <text:p>0.10629921</text:p>
          </table:table-cell>
          <table:table-cell office:value-type="float" office:value="0.06859" calcext:value-type="float">
            <text:p>0.06859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708661" calcext:value-type="float">
            <text:p>0.10708661</text:p>
          </table:table-cell>
          <table:table-cell office:value-type="float" office:value="0.06583" calcext:value-type="float">
            <text:p>0.06583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787402" calcext:value-type="float">
            <text:p>0.10787402</text:p>
          </table:table-cell>
          <table:table-cell office:value-type="float" office:value="0.06476" calcext:value-type="float">
            <text:p>0.06476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866142" calcext:value-type="float">
            <text:p>0.10866142</text:p>
          </table:table-cell>
          <table:table-cell office:value-type="float" office:value="0.06583" calcext:value-type="float">
            <text:p>0.06583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944882" calcext:value-type="float">
            <text:p>0.10944882</text:p>
          </table:table-cell>
          <table:table-cell office:value-type="float" office:value="0.07015" calcext:value-type="float">
            <text:p>0.07015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023622" calcext:value-type="float">
            <text:p>0.11023622</text:p>
          </table:table-cell>
          <table:table-cell office:value-type="float" office:value="0.06407" calcext:value-type="float">
            <text:p>0.06407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102362" calcext:value-type="float">
            <text:p>0.11102362</text:p>
          </table:table-cell>
          <table:table-cell office:value-type="float" office:value="0.06268" calcext:value-type="float">
            <text:p>0.06268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181102" calcext:value-type="float">
            <text:p>0.11181102</text:p>
          </table:table-cell>
          <table:table-cell office:value-type="float" office:value="0.06892" calcext:value-type="float">
            <text:p>0.06892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259843" calcext:value-type="float">
            <text:p>0.11259843</text:p>
          </table:table-cell>
          <table:table-cell office:value-type="float" office:value="0.06661" calcext:value-type="float">
            <text:p>0.06661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338583" calcext:value-type="float">
            <text:p>0.11338583</text:p>
          </table:table-cell>
          <table:table-cell office:value-type="float" office:value="0.06901" calcext:value-type="float">
            <text:p>0.06901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417323" calcext:value-type="float">
            <text:p>0.11417323</text:p>
          </table:table-cell>
          <table:table-cell office:value-type="float" office:value="0.06648" calcext:value-type="float">
            <text:p>0.06648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496063" calcext:value-type="float">
            <text:p>0.11496063</text:p>
          </table:table-cell>
          <table:table-cell office:value-type="float" office:value="0.06352" calcext:value-type="float">
            <text:p>0.06352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574803" calcext:value-type="float">
            <text:p>0.11574803</text:p>
          </table:table-cell>
          <table:table-cell office:value-type="float" office:value="0.06628" calcext:value-type="float">
            <text:p>0.06628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653543" calcext:value-type="float">
            <text:p>0.11653543</text:p>
          </table:table-cell>
          <table:table-cell office:value-type="float" office:value="0.05973" calcext:value-type="float">
            <text:p>0.05973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732283" calcext:value-type="float">
            <text:p>0.11732283</text:p>
          </table:table-cell>
          <table:table-cell office:value-type="float" office:value="0.0626" calcext:value-type="float">
            <text:p>0.0626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811024" calcext:value-type="float">
            <text:p>0.11811024</text:p>
          </table:table-cell>
          <table:table-cell office:value-type="float" office:value="0.06434" calcext:value-type="float">
            <text:p>0.06434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889764" calcext:value-type="float">
            <text:p>0.11889764</text:p>
          </table:table-cell>
          <table:table-cell office:value-type="float" office:value="0.06837" calcext:value-type="float">
            <text:p>0.06837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968504" calcext:value-type="float">
            <text:p>0.11968504</text:p>
          </table:table-cell>
          <table:table-cell office:value-type="float" office:value="0.06872" calcext:value-type="float">
            <text:p>0.06872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047244" calcext:value-type="float">
            <text:p>0.12047244</text:p>
          </table:table-cell>
          <table:table-cell office:value-type="float" office:value="0.06811" calcext:value-type="float">
            <text:p>0.06811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125984" calcext:value-type="float">
            <text:p>0.12125984</text:p>
          </table:table-cell>
          <table:table-cell office:value-type="float" office:value="0.06155" calcext:value-type="float">
            <text:p>0.06155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204724" calcext:value-type="float">
            <text:p>0.12204724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283465" calcext:value-type="float">
            <text:p>0.12283465</text:p>
          </table:table-cell>
          <table:table-cell office:value-type="float" office:value="0.06748" calcext:value-type="float">
            <text:p>0.06748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362205" calcext:value-type="float">
            <text:p>0.12362205</text:p>
          </table:table-cell>
          <table:table-cell office:value-type="float" office:value="0.06547" calcext:value-type="float">
            <text:p>0.06547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440945" calcext:value-type="float">
            <text:p>0.12440945</text:p>
          </table:table-cell>
          <table:table-cell office:value-type="float" office:value="0.05837" calcext:value-type="float">
            <text:p>0.05837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519685" calcext:value-type="float">
            <text:p>0.12519685</text:p>
          </table:table-cell>
          <table:table-cell office:value-type="float" office:value="0.06639" calcext:value-type="float">
            <text:p>0.06639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598425" calcext:value-type="float">
            <text:p>0.12598425</text:p>
          </table:table-cell>
          <table:table-cell office:value-type="float" office:value="0.06729" calcext:value-type="float">
            <text:p>0.06729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677165" calcext:value-type="float">
            <text:p>0.12677165</text:p>
          </table:table-cell>
          <table:table-cell office:value-type="float" office:value="0.06856" calcext:value-type="float">
            <text:p>0.06856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755906" calcext:value-type="float">
            <text:p>0.12755906</text:p>
          </table:table-cell>
          <table:table-cell office:value-type="float" office:value="0.0684" calcext:value-type="float">
            <text:p>0.0684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834646" calcext:value-type="float">
            <text:p>0.12834646</text:p>
          </table:table-cell>
          <table:table-cell office:value-type="float" office:value="0.0636" calcext:value-type="float">
            <text:p>0.0636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913386" calcext:value-type="float">
            <text:p>0.12913386</text:p>
          </table:table-cell>
          <table:table-cell office:value-type="float" office:value="0.06451" calcext:value-type="float">
            <text:p>0.06451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992126" calcext:value-type="float">
            <text:p>0.12992126</text:p>
          </table:table-cell>
          <table:table-cell office:value-type="float" office:value="0.06215" calcext:value-type="float">
            <text:p>0.06215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070866" calcext:value-type="float">
            <text:p>0.13070866</text:p>
          </table:table-cell>
          <table:table-cell office:value-type="float" office:value="0.06749" calcext:value-type="float">
            <text:p>0.06749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149606" calcext:value-type="float">
            <text:p>0.13149606</text:p>
          </table:table-cell>
          <table:table-cell office:value-type="float" office:value="0.06559" calcext:value-type="float">
            <text:p>0.06559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228346" calcext:value-type="float">
            <text:p>0.13228346</text:p>
          </table:table-cell>
          <table:table-cell office:value-type="float" office:value="0.0679" calcext:value-type="float">
            <text:p>0.0679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307087" calcext:value-type="float">
            <text:p>0.13307087</text:p>
          </table:table-cell>
          <table:table-cell office:value-type="float" office:value="0.05951" calcext:value-type="float">
            <text:p>0.05951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385827" calcext:value-type="float">
            <text:p>0.13385827</text:p>
          </table:table-cell>
          <table:table-cell office:value-type="float" office:value="0.06593" calcext:value-type="float">
            <text:p>0.06593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464567" calcext:value-type="float">
            <text:p>0.13464567</text:p>
          </table:table-cell>
          <table:table-cell office:value-type="float" office:value="0.06626" calcext:value-type="float">
            <text:p>0.06626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543307" calcext:value-type="float">
            <text:p>0.13543307</text:p>
          </table:table-cell>
          <table:table-cell office:value-type="float" office:value="0.06801" calcext:value-type="float">
            <text:p>0.06801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622047" calcext:value-type="float">
            <text:p>0.13622047</text:p>
          </table:table-cell>
          <table:table-cell office:value-type="float" office:value="0.06473" calcext:value-type="float">
            <text:p>0.06473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700787" calcext:value-type="float">
            <text:p>0.13700787</text:p>
          </table:table-cell>
          <table:table-cell office:value-type="float" office:value="0.06677" calcext:value-type="float">
            <text:p>0.06677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779528" calcext:value-type="float">
            <text:p>0.13779528</text:p>
          </table:table-cell>
          <table:table-cell office:value-type="float" office:value="0.06342" calcext:value-type="float">
            <text:p>0.06342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858268" calcext:value-type="float">
            <text:p>0.13858268</text:p>
          </table:table-cell>
          <table:table-cell office:value-type="float" office:value="0.06748" calcext:value-type="float">
            <text:p>0.06748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937008" calcext:value-type="float">
            <text:p>0.13937008</text:p>
          </table:table-cell>
          <table:table-cell office:value-type="float" office:value="0.06291" calcext:value-type="float">
            <text:p>0.06291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015748" calcext:value-type="float">
            <text:p>0.14015748</text:p>
          </table:table-cell>
          <table:table-cell office:value-type="float" office:value="0.06449" calcext:value-type="float">
            <text:p>0.06449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094488" calcext:value-type="float">
            <text:p>0.14094488</text:p>
          </table:table-cell>
          <table:table-cell office:value-type="float" office:value="0.06557" calcext:value-type="float">
            <text:p>0.06557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173228" calcext:value-type="float">
            <text:p>0.14173228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251969" calcext:value-type="float">
            <text:p>0.14251969</text:p>
          </table:table-cell>
          <table:table-cell office:value-type="float" office:value="0.06446" calcext:value-type="float">
            <text:p>0.06446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330709" calcext:value-type="float">
            <text:p>0.14330709</text:p>
          </table:table-cell>
          <table:table-cell office:value-type="float" office:value="0.06562" calcext:value-type="float">
            <text:p>0.06562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409449" calcext:value-type="float">
            <text:p>0.14409449</text:p>
          </table:table-cell>
          <table:table-cell office:value-type="float" office:value="0.06813" calcext:value-type="float">
            <text:p>0.06813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488189" calcext:value-type="float">
            <text:p>0.14488189</text:p>
          </table:table-cell>
          <table:table-cell office:value-type="float" office:value="0.06698" calcext:value-type="float">
            <text:p>0.06698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566929" calcext:value-type="float">
            <text:p>0.14566929</text:p>
          </table:table-cell>
          <table:table-cell office:value-type="float" office:value="0.06294" calcext:value-type="float">
            <text:p>0.06294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645669" calcext:value-type="float">
            <text:p>0.14645669</text:p>
          </table:table-cell>
          <table:table-cell office:value-type="float" office:value="0.06741" calcext:value-type="float">
            <text:p>0.06741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724409" calcext:value-type="float">
            <text:p>0.14724409</text:p>
          </table:table-cell>
          <table:table-cell office:value-type="float" office:value="0.06508" calcext:value-type="float">
            <text:p>0.06508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80315" calcext:value-type="float">
            <text:p>0.1480315</text:p>
          </table:table-cell>
          <table:table-cell office:value-type="float" office:value="0.06504" calcext:value-type="float">
            <text:p>0.06504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88189" calcext:value-type="float">
            <text:p>0.1488189</text:p>
          </table:table-cell>
          <table:table-cell office:value-type="float" office:value="0.0622" calcext:value-type="float">
            <text:p>0.0622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96063" calcext:value-type="float">
            <text:p>0.1496063</text:p>
          </table:table-cell>
          <table:table-cell office:value-type="float" office:value="0.06534" calcext:value-type="float">
            <text:p>0.06534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03937" calcext:value-type="float">
            <text:p>0.1503937</text:p>
          </table:table-cell>
          <table:table-cell office:value-type="float" office:value="0.06497" calcext:value-type="float">
            <text:p>0.06497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11811" calcext:value-type="float">
            <text:p>0.1511811</text:p>
          </table:table-cell>
          <table:table-cell office:value-type="float" office:value="0.06666" calcext:value-type="float">
            <text:p>0.06666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19685" calcext:value-type="float">
            <text:p>0.1519685</text:p>
          </table:table-cell>
          <table:table-cell office:value-type="float" office:value="0.06561" calcext:value-type="float">
            <text:p>0.06561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275591" calcext:value-type="float">
            <text:p>0.15275591</text:p>
          </table:table-cell>
          <table:table-cell office:value-type="float" office:value="0.06632" calcext:value-type="float">
            <text:p>0.06632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354331" calcext:value-type="float">
            <text:p>0.15354331</text:p>
          </table:table-cell>
          <table:table-cell office:value-type="float" office:value="0.06864" calcext:value-type="float">
            <text:p>0.06864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433071" calcext:value-type="float">
            <text:p>0.15433071</text:p>
          </table:table-cell>
          <table:table-cell office:value-type="float" office:value="0.06507" calcext:value-type="float">
            <text:p>0.06507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511811" calcext:value-type="float">
            <text:p>0.15511811</text:p>
          </table:table-cell>
          <table:table-cell office:value-type="float" office:value="0.06591" calcext:value-type="float">
            <text:p>0.06591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590551" calcext:value-type="float">
            <text:p>0.15590551</text:p>
          </table:table-cell>
          <table:table-cell office:value-type="float" office:value="0.06514" calcext:value-type="float">
            <text:p>0.06514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669291" calcext:value-type="float">
            <text:p>0.15669291</text:p>
          </table:table-cell>
          <table:table-cell office:value-type="float" office:value="0.06477" calcext:value-type="float">
            <text:p>0.06477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748031" calcext:value-type="float">
            <text:p>0.15748031</text:p>
          </table:table-cell>
          <table:table-cell office:value-type="float" office:value="0.06406" calcext:value-type="float">
            <text:p>0.06406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826772" calcext:value-type="float">
            <text:p>0.15826772</text:p>
          </table:table-cell>
          <table:table-cell office:value-type="float" office:value="0.06829" calcext:value-type="float">
            <text:p>0.06829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905512" calcext:value-type="float">
            <text:p>0.15905512</text:p>
          </table:table-cell>
          <table:table-cell office:value-type="float" office:value="0.06722" calcext:value-type="float">
            <text:p>0.06722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984252" calcext:value-type="float">
            <text:p>0.15984252</text:p>
          </table:table-cell>
          <table:table-cell office:value-type="float" office:value="0.06965" calcext:value-type="float">
            <text:p>0.06965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062992" calcext:value-type="float">
            <text:p>0.16062992</text:p>
          </table:table-cell>
          <table:table-cell office:value-type="float" office:value="0.06377" calcext:value-type="float">
            <text:p>0.06377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141732" calcext:value-type="float">
            <text:p>0.16141732</text:p>
          </table:table-cell>
          <table:table-cell office:value-type="float" office:value="0.06501" calcext:value-type="float">
            <text:p>0.06501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220472" calcext:value-type="float">
            <text:p>0.16220472</text:p>
          </table:table-cell>
          <table:table-cell office:value-type="float" office:value="0.06562" calcext:value-type="float">
            <text:p>0.06562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299213" calcext:value-type="float">
            <text:p>0.16299213</text:p>
          </table:table-cell>
          <table:table-cell office:value-type="float" office:value="0.06775" calcext:value-type="float">
            <text:p>0.06775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377953" calcext:value-type="float">
            <text:p>0.16377953</text:p>
          </table:table-cell>
          <table:table-cell office:value-type="float" office:value="0.06786" calcext:value-type="float">
            <text:p>0.06786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456693" calcext:value-type="float">
            <text:p>0.16456693</text:p>
          </table:table-cell>
          <table:table-cell office:value-type="float" office:value="0.06507" calcext:value-type="float">
            <text:p>0.06507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535433" calcext:value-type="float">
            <text:p>0.16535433</text:p>
          </table:table-cell>
          <table:table-cell office:value-type="float" office:value="0.06427" calcext:value-type="float">
            <text:p>0.06427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614173" calcext:value-type="float">
            <text:p>0.16614173</text:p>
          </table:table-cell>
          <table:table-cell office:value-type="float" office:value="0.06305" calcext:value-type="float">
            <text:p>0.06305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692913" calcext:value-type="float">
            <text:p>0.16692913</text:p>
          </table:table-cell>
          <table:table-cell office:value-type="float" office:value="0.06725" calcext:value-type="float">
            <text:p>0.06725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771654" calcext:value-type="float">
            <text:p>0.16771654</text:p>
          </table:table-cell>
          <table:table-cell office:value-type="float" office:value="0.06068" calcext:value-type="float">
            <text:p>0.06068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850394" calcext:value-type="float">
            <text:p>0.16850394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929134" calcext:value-type="float">
            <text:p>0.16929134</text:p>
          </table:table-cell>
          <table:table-cell office:value-type="float" office:value="0.06636" calcext:value-type="float">
            <text:p>0.06636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007874" calcext:value-type="float">
            <text:p>0.17007874</text:p>
          </table:table-cell>
          <table:table-cell office:value-type="float" office:value="0.06661" calcext:value-type="float">
            <text:p>0.06661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086614" calcext:value-type="float">
            <text:p>0.17086614</text:p>
          </table:table-cell>
          <table:table-cell office:value-type="float" office:value="0.06665" calcext:value-type="float">
            <text:p>0.06665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165354" calcext:value-type="float">
            <text:p>0.17165354</text:p>
          </table:table-cell>
          <table:table-cell office:value-type="float" office:value="0.06257" calcext:value-type="float">
            <text:p>0.06257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244094" calcext:value-type="float">
            <text:p>0.17244094</text:p>
          </table:table-cell>
          <table:table-cell office:value-type="float" office:value="0.06782" calcext:value-type="float">
            <text:p>0.06782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322835" calcext:value-type="float">
            <text:p>0.17322835</text:p>
          </table:table-cell>
          <table:table-cell office:value-type="float" office:value="0.06886" calcext:value-type="float">
            <text:p>0.06886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401575" calcext:value-type="float">
            <text:p>0.17401575</text:p>
          </table:table-cell>
          <table:table-cell office:value-type="float" office:value="0.06787" calcext:value-type="float">
            <text:p>0.06787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480315" calcext:value-type="float">
            <text:p>0.17480315</text:p>
          </table:table-cell>
          <table:table-cell office:value-type="float" office:value="0.06678" calcext:value-type="float">
            <text:p>0.06678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559055" calcext:value-type="float">
            <text:p>0.17559055</text:p>
          </table:table-cell>
          <table:table-cell office:value-type="float" office:value="0.06642" calcext:value-type="float">
            <text:p>0.06642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637795" calcext:value-type="float">
            <text:p>0.17637795</text:p>
          </table:table-cell>
          <table:table-cell office:value-type="float" office:value="0.06683" calcext:value-type="float">
            <text:p>0.06683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716535" calcext:value-type="float">
            <text:p>0.17716535</text:p>
          </table:table-cell>
          <table:table-cell office:value-type="float" office:value="0.06136" calcext:value-type="float">
            <text:p>0.06136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795276" calcext:value-type="float">
            <text:p>0.17795276</text:p>
          </table:table-cell>
          <table:table-cell office:value-type="float" office:value="0.06785" calcext:value-type="float">
            <text:p>0.06785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874016" calcext:value-type="float">
            <text:p>0.17874016</text:p>
          </table:table-cell>
          <table:table-cell office:value-type="float" office:value="0.06865" calcext:value-type="float">
            <text:p>0.06865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952756" calcext:value-type="float">
            <text:p>0.17952756</text:p>
          </table:table-cell>
          <table:table-cell office:value-type="float" office:value="0.06748" calcext:value-type="float">
            <text:p>0.06748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031496" calcext:value-type="float">
            <text:p>0.18031496</text:p>
          </table:table-cell>
          <table:table-cell office:value-type="float" office:value="0.06821" calcext:value-type="float">
            <text:p>0.06821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110236" calcext:value-type="float">
            <text:p>0.18110236</text:p>
          </table:table-cell>
          <table:table-cell office:value-type="float" office:value="0.06271" calcext:value-type="float">
            <text:p>0.06271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188976" calcext:value-type="float">
            <text:p>0.18188976</text:p>
          </table:table-cell>
          <table:table-cell office:value-type="float" office:value="0.06269" calcext:value-type="float">
            <text:p>0.06269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267717" calcext:value-type="float">
            <text:p>0.18267717</text:p>
          </table:table-cell>
          <table:table-cell office:value-type="float" office:value="0.06741" calcext:value-type="float">
            <text:p>0.06741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346457" calcext:value-type="float">
            <text:p>0.18346457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425197" calcext:value-type="float">
            <text:p>0.18425197</text:p>
          </table:table-cell>
          <table:table-cell office:value-type="float" office:value="0.06743" calcext:value-type="float">
            <text:p>0.06743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503937" calcext:value-type="float">
            <text:p>0.18503937</text:p>
          </table:table-cell>
          <table:table-cell office:value-type="float" office:value="0.06478" calcext:value-type="float">
            <text:p>0.06478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582677" calcext:value-type="float">
            <text:p>0.18582677</text:p>
          </table:table-cell>
          <table:table-cell office:value-type="float" office:value="0.06488" calcext:value-type="float">
            <text:p>0.06488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661417" calcext:value-type="float">
            <text:p>0.18661417</text:p>
          </table:table-cell>
          <table:table-cell office:value-type="float" office:value="0.06771" calcext:value-type="float">
            <text:p>0.06771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740157" calcext:value-type="float">
            <text:p>0.18740157</text:p>
          </table:table-cell>
          <table:table-cell office:value-type="float" office:value="0.06113" calcext:value-type="float">
            <text:p>0.06113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818898" calcext:value-type="float">
            <text:p>0.18818898</text:p>
          </table:table-cell>
          <table:table-cell office:value-type="float" office:value="0.06532" calcext:value-type="float">
            <text:p>0.06532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897638" calcext:value-type="float">
            <text:p>0.18897638</text:p>
          </table:table-cell>
          <table:table-cell office:value-type="float" office:value="0.06034" calcext:value-type="float">
            <text:p>0.06034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976378" calcext:value-type="float">
            <text:p>0.18976378</text:p>
          </table:table-cell>
          <table:table-cell office:value-type="float" office:value="0.06586" calcext:value-type="float">
            <text:p>0.06586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055118" calcext:value-type="float">
            <text:p>0.19055118</text:p>
          </table:table-cell>
          <table:table-cell office:value-type="float" office:value="0.06528" calcext:value-type="float">
            <text:p>0.06528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133858" calcext:value-type="float">
            <text:p>0.19133858</text:p>
          </table:table-cell>
          <table:table-cell office:value-type="float" office:value="0.06515" calcext:value-type="float">
            <text:p>0.06515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212598" calcext:value-type="float">
            <text:p>0.19212598</text:p>
          </table:table-cell>
          <table:table-cell office:value-type="float" office:value="0.06675" calcext:value-type="float">
            <text:p>0.06675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291339" calcext:value-type="float">
            <text:p>0.19291339</text:p>
          </table:table-cell>
          <table:table-cell office:value-type="float" office:value="0.06539" calcext:value-type="float">
            <text:p>0.06539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370079" calcext:value-type="float">
            <text:p>0.19370079</text:p>
          </table:table-cell>
          <table:table-cell office:value-type="float" office:value="0.06644" calcext:value-type="float">
            <text:p>0.06644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448819" calcext:value-type="float">
            <text:p>0.19448819</text:p>
          </table:table-cell>
          <table:table-cell office:value-type="float" office:value="0.06752" calcext:value-type="float">
            <text:p>0.06752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527559" calcext:value-type="float">
            <text:p>0.19527559</text:p>
          </table:table-cell>
          <table:table-cell office:value-type="float" office:value="0.06822" calcext:value-type="float">
            <text:p>0.06822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606299" calcext:value-type="float">
            <text:p>0.19606299</text:p>
          </table:table-cell>
          <table:table-cell office:value-type="float" office:value="0.06669" calcext:value-type="float">
            <text:p>0.06669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685039" calcext:value-type="float">
            <text:p>0.19685039</text:p>
          </table:table-cell>
          <table:table-cell office:value-type="float" office:value="0.06533" calcext:value-type="float">
            <text:p>0.06533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76378" calcext:value-type="float">
            <text:p>0.1976378</text:p>
          </table:table-cell>
          <table:table-cell office:value-type="float" office:value="0.06694" calcext:value-type="float">
            <text:p>0.06694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84252" calcext:value-type="float">
            <text:p>0.1984252</text:p>
          </table:table-cell>
          <table:table-cell office:value-type="float" office:value="0.06445" calcext:value-type="float">
            <text:p>0.06445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92126" calcext:value-type="float">
            <text:p>0.1992126</text:p>
          </table:table-cell>
          <table:table-cell office:value-type="float" office:value="0.06679" calcext:value-type="float">
            <text:p>0.06679</text:p>
          </table:table-cell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2" calcext:value-type="float">
            <text:p>0.2</text:p>
          </table:table-cell>
          <table:table-cell office:value-type="float" office:value="0.06161" calcext:value-type="float">
            <text:p>0.06161</text:p>
          </table:table-cell>
        </table:table-row>
        <table:table-row table:style-name="ro1" table:number-rows-repeated="1048093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227:Sheet1.C1048576 Sheet1.C1:Sheet1.C194">
            <calcext:condition calcext:apply-style-name="Good" calcext:value="between(10,0.7)" calcext:base-cell-address="Sheet1.C1"/>
            <calcext:condition calcext:apply-style-name="Bad" calcext:value="&gt;=0.69" calcext:base-cell-address="Sheet1.C1"/>
          </calcext:conditional-format>
          <calcext:conditional-format calcext:target-range-address="Sheet1.C195:Sheet1.C226">
            <calcext:condition calcext:apply-style-name="Good" calcext:value="between(10,0.7)" calcext:base-cell-address="Sheet1.C195"/>
            <calcext:condition calcext:apply-style-name="Bad" calcext:value="&gt;=0.69" calcext:base-cell-address="Sheet1.C195"/>
          </calcext:conditional-format>
        </calcext:conditional-formats>
      </table:table>
      <table:named-expressions/>
      <table:database-ranges>
        <table:database-range table:name="__Anonymous_Sheet_DB__0" table:target-range-address="Sheet1.A1:Sheet1.C48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 style:data-style-name="N2" text:time-value="19:26:58.570191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1:49:28.448833532</meta:creation-date>
    <meta:editing-duration>P3DT16H46M48S</meta:editing-duration>
    <meta:editing-cycles>21</meta:editing-cycles>
    <meta:generator>LibreOffice/5.3.7.2.0$Linux_X86_64 LibreOffice_project/30$Build-2</meta:generator>
    <dc:date>2017-12-28T00:02:01.315584370</dc:date>
    <meta:document-statistic meta:table-count="1" meta:cell-count="1446" meta:object-count="0"/>
  </office:meta>
</office:document-meta>
</file>